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7.51cm" svg:y="3.54cm">
          <text:p text:style-name="P1"><text:span text:style-name="T1">Initial</text:span></text:p>
          <text:p text:style-name="P1"><text:span text:style-name="T1">hcoef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54cm" svg:height="2.54cm" svg:x="17.51cm" svg:y="7.35cm">
          <text:p text:style-name="P1"><text:span text:style-name="T1">Sign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6.08cm" svg:x2="18.78cm" svg:y2="7.35cm">
          <text:p/>
        </draw:line>
        <draw:custom-shape draw:style-name="gr2" draw:text-style-name="P2" xml:id="id1" draw:id="id1" draw:layer="layout" svg:width="2.54cm" svg:height="2.54cm" svg:x="21.32cm" svg:y="7.35cm">
          <text:p text:style-name="P1"><text:span text:style-name="T1">Already </text:span></text:p>
          <text:p text:style-name="P1"><text:span text:style-name="T1">Sign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0.05cm" svg:y1="8.62cm" svg:x2="21.32cm" svg:y2="8.62cm">
          <text:p/>
        </draw:line>
        <draw:custom-shape draw:style-name="gr2" draw:text-style-name="P2" xml:id="id2" draw:id="id2" draw:layer="layout" svg:width="2.54cm" svg:height="2.54cm" svg:x="17.51cm" svg:y="11.16cm">
          <text:p text:style-name="P1"><text:span text:style-name="T1">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9.89cm" svg:x2="18.78cm" svg:y2="11.16cm">
          <text:p/>
        </draw:line>
        <draw:frame draw:style-name="gr4" draw:text-style-name="P3" draw:layer="layout" svg:width="0.731cm" svg:height="0.64cm" svg:x="20.177cm" svg:y="8.747cm">
          <draw:text-box>
            <text:p><text:span text:style-name="T1">Y</text:span></text:p>
          </draw:text-box>
        </draw:frame>
        <draw:frame draw:style-name="gr4" draw:text-style-name="P3" draw:layer="layout" svg:width="0.756cm" svg:height="0.64cm" svg:x="19.034cm" svg:y="9.995cm">
          <draw:text-box>
            <text:p><text:span text:style-name="T1">N</text:span></text:p>
          </draw:text-box>
        </draw:frame>
        <draw:connector draw:style-name="gr3" draw:text-style-name="P1" xml:id="id4" draw:id="id4" draw:layer="layout" svg:x1="22.59cm" svg:y1="9.89cm" svg:x2="20.05cm" svg:y2="12.43cm" draw:start-shape="id1" draw:start-glue-point="6" draw:end-shape="id2" draw:end-glue-point="7" svg:d="m22590 9890v2540h-2540">
          <text:p/>
        </draw:connector>
        <draw:frame draw:style-name="gr4" draw:text-style-name="P3" draw:layer="layout" svg:width="0.731cm" svg:height="0.64cm" svg:x="21.8cm" svg:y="10.017cm">
          <draw:text-box>
            <text:p><text:span text:style-name="T1">Y</text:span></text:p>
          </draw:text-box>
        </draw:frame>
        <draw:custom-shape draw:style-name="gr1" draw:text-style-name="P4" xml:id="id3" draw:id="id3" draw:layer="layout" svg:width="2.54cm" svg:height="2.54cm" svg:x="25.13cm" svg:y="7.35cm">
          <text:p text:style-name="P1"><text:span text:style-name="T2">Show signa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86cm" svg:y1="8.62cm" svg:x2="25.13cm" svg:y2="8.62cm">
          <text:p/>
        </draw:line>
        <draw:frame draw:style-name="gr4" draw:text-style-name="P3" draw:layer="layout" svg:width="0.756cm" svg:height="0.64cm" svg:x="23.987cm" svg:y="8.747cm">
          <draw:text-box>
            <text:p><text:span text:style-name="T1">N</text:span></text:p>
          </draw:text-box>
        </draw:frame>
        <draw:connector draw:style-name="gr5" draw:text-style-name="P1" draw:layer="layout" svg:x1="26.4cm" svg:y1="9.89cm" svg:x2="22.59cm" svg:y2="12.43cm" draw:start-shape="id3" draw:start-glue-point="2" draw:end-shape="id4" draw:end-glue-point="0" svg:d="m26400 9890v2540h-3810">
          <text:p/>
        </draw:connector>
        <draw:custom-shape draw:style-name="gr2" draw:text-style-name="P2" xml:id="id6" draw:id="id6" draw:layer="layout" svg:width="2.54cm" svg:height="2.54cm" svg:x="17.51cm" svg:y="14.97cm">
          <text:p text:style-name="P1"><text:span text:style-name="T1">Sig and 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13.7cm" svg:x2="18.78cm" svg:y2="14.97cm">
          <text:p/>
        </draw:line>
        <draw:frame draw:style-name="gr4" draw:text-style-name="P3" draw:layer="layout" svg:width="0.756cm" svg:height="0.64cm" svg:x="19.034cm" svg:y="13.827cm">
          <draw:text-box>
            <text:p><text:span text:style-name="T1">N</text:span></text:p>
          </draw:text-box>
        </draw:frame>
        <draw:custom-shape draw:style-name="gr2" draw:text-style-name="P2" xml:id="id5" draw:id="id5" draw:layer="layout" svg:width="2.54cm" svg:height="2.54cm" svg:x="13.7cm" svg:y="11.16cm">
          <text:p text:style-name="P1"><text:span text:style-name="T1">Already 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7.51cm" svg:y1="12.43cm" svg:x2="16.24cm" svg:y2="12.43cm">
          <text:p/>
        </draw:line>
        <draw:frame draw:style-name="gr4" draw:text-style-name="P3" draw:layer="layout" svg:width="0.731cm" svg:height="0.64cm" svg:x="16.779cm" svg:y="11.541cm">
          <draw:text-box>
            <text:p><text:span text:style-name="T1">Y</text:span></text:p>
          </draw:text-box>
        </draw:frame>
        <draw:connector draw:style-name="gr3" draw:text-style-name="P1" draw:layer="layout" svg:x1="14.97cm" svg:y1="13.7cm" svg:x2="17.51cm" svg:y2="16.24cm" draw:start-shape="id5" draw:start-glue-point="6" draw:end-shape="id6" draw:end-glue-point="5" svg:d="m14970 13700v2540h2540">
          <text:p/>
        </draw:connector>
        <draw:frame draw:style-name="gr4" draw:text-style-name="P3" draw:layer="layout" svg:width="0.731cm" svg:height="0.64cm" svg:x="15.224cm" svg:y="13.954cm">
          <draw:text-box>
            <text:p><text:span text:style-name="T1">Y</text:span></text:p>
          </draw:text-box>
        </draw:frame>
        <draw:custom-shape draw:style-name="gr1" draw:text-style-name="P4" draw:layer="layout" svg:width="2.54cm" svg:height="2.54cm" svg:x="9.89cm" svg:y="11.16cm">
          <text:p text:style-name="P1"><text:span text:style-name="T2">Show Filt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12.43cm" svg:x2="12.43cm" svg:y2="12.43cm">
          <text:p/>
        </draw:line>
        <draw:frame draw:style-name="gr4" draw:text-style-name="P3" draw:layer="layout" svg:width="0.756cm" svg:height="0.64cm" svg:x="12.944cm" svg:y="12.679cm">
          <draw:text-box>
            <text:p><text:span text:style-name="T1">N</text:span></text:p>
          </draw:text-box>
        </draw:frame>
        <draw:custom-shape draw:style-name="gr2" draw:text-style-name="P2" xml:id="id8" draw:id="id8" draw:layer="layout" svg:width="2.54cm" svg:height="2.54cm" svg:x="17.51cm" svg:y="18.78cm">
          <text:p text:style-name="P1"><text:span text:style-name="T1">hcoeff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17.51cm" svg:x2="18.78cm" svg:y2="18.78cm">
          <text:p/>
        </draw:line>
        <draw:frame draw:style-name="gr4" draw:text-style-name="P3" draw:layer="layout" svg:width="0.756cm" svg:height="0.64cm" svg:x="19.04cm" svg:y="17.51cm">
          <draw:text-box>
            <text:p><text:span text:style-name="T1">N</text:span></text:p>
          </draw:text-box>
        </draw:frame>
        <draw:custom-shape draw:style-name="gr2" draw:text-style-name="P2" xml:id="id7" draw:id="id7" draw:layer="layout" svg:width="2.54cm" svg:height="2.54cm" svg:x="21.32cm" svg:y="14.97cm">
          <text:p text:style-name="P1"><text:span text:style-name="T1">Already </text:span></text:p>
          <text:p text:style-name="P1"><text:span text:style-name="T1">Sig and 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20.05cm" svg:y1="16.24cm" svg:x2="21.32cm" svg:y2="16.24cm" draw:start-shape="id6" draw:start-glue-point="7" draw:end-shape="id7" draw:end-glue-point="5" svg:d="m20050 16240h502 267 501">
          <text:p/>
        </draw:connector>
        <draw:frame draw:style-name="gr4" draw:text-style-name="P3" draw:layer="layout" svg:width="0.731cm" svg:height="0.64cm" svg:x="20.335cm" svg:y="15.346cm">
          <draw:text-box>
            <text:p><text:span text:style-name="T1">Y</text:span></text:p>
          </draw:text-box>
        </draw:frame>
        <draw:connector draw:style-name="gr3" draw:text-style-name="P1" xml:id="id10" draw:id="id10" draw:layer="layout" svg:x1="22.59cm" svg:y1="17.51cm" svg:x2="20.05cm" svg:y2="20.05cm" draw:start-shape="id7" draw:start-glue-point="6" draw:end-shape="id8" draw:end-glue-point="7" svg:d="m22590 17510v2540h-2540">
          <text:p/>
        </draw:connector>
        <draw:frame draw:style-name="gr4" draw:text-style-name="P3" draw:layer="layout" svg:width="0.731cm" svg:height="0.64cm" svg:x="21.732cm" svg:y="17.632cm">
          <draw:text-box>
            <text:p><text:span text:style-name="T1">Y</text:span></text:p>
          </draw:text-box>
        </draw:frame>
        <draw:custom-shape draw:style-name="gr1" draw:text-style-name="P4" xml:id="id9" draw:id="id9" draw:layer="layout" svg:width="2.54cm" svg:height="2.54cm" svg:x="25.13cm" svg:y="14.97cm">
          <text:p text:style-name="P1"><text:span text:style-name="T2">Show </text:span></text:p>
          <text:p text:style-name="P1"><text:span text:style-name="T2">Sig andFilt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86cm" svg:y1="16.24cm" svg:x2="25.13cm" svg:y2="16.24cm">
          <text:p/>
        </draw:line>
        <draw:frame draw:style-name="gr4" draw:text-style-name="P3" draw:layer="layout" svg:width="0.756cm" svg:height="0.64cm" svg:x="23.86cm" svg:y="16.494cm">
          <draw:text-box>
            <text:p><text:span text:style-name="T1">N</text:span></text:p>
          </draw:text-box>
        </draw:frame>
        <draw:connector draw:style-name="gr5" draw:text-style-name="P1" draw:layer="layout" svg:x1="26.4cm" svg:y1="17.51cm" svg:x2="22.59cm" svg:y2="20.05cm" draw:start-shape="id9" draw:start-glue-point="2" draw:end-shape="id10" draw:end-glue-point="0" svg:d="m26400 17510v2540h-3810">
          <text:p/>
        </draw:connector>
        <draw:custom-shape draw:style-name="gr2" draw:text-style-name="P2" xml:id="id12" draw:id="id12" draw:layer="layout" svg:width="2.54cm" svg:height="2.54cm" svg:x="17.51cm" svg:y="22.59cm">
          <text:p text:style-name="P1"><text:span text:style-name="T1">Bl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21.32cm" svg:x2="18.78cm" svg:y2="22.59cm">
          <text:p/>
        </draw:line>
        <draw:frame draw:style-name="gr4" draw:text-style-name="P3" draw:layer="layout" svg:width="0.756cm" svg:height="0.64cm" svg:x="19.04cm" svg:y="21.442cm">
          <draw:text-box>
            <text:p><text:span text:style-name="T1">N</text:span></text:p>
          </draw:text-box>
        </draw:frame>
        <draw:custom-shape draw:style-name="gr2" draw:text-style-name="P2" xml:id="id11" draw:id="id11" draw:layer="layout" svg:width="2.54cm" svg:height="2.54cm" svg:x="13.7cm" svg:y="18.78cm">
          <text:p text:style-name="P1"><text:span text:style-name="T1">Already </text:span></text:p>
          <text:p text:style-name="P1"><text:span text:style-name="T1">hcoeff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xml:id="id14" draw:id="id14" draw:layer="layout" svg:x1="14.97cm" svg:y1="21.32cm" svg:x2="17.51cm" svg:y2="23.86cm" draw:start-shape="id11" draw:start-glue-point="6" draw:end-shape="id12" draw:end-glue-point="5" svg:d="m14970 21320v2540h2540">
          <text:p/>
        </draw:connector>
        <draw:frame draw:style-name="gr4" draw:text-style-name="P3" draw:layer="layout" svg:width="0.731cm" svg:height="0.64cm" svg:x="15.097cm" svg:y="21.574cm">
          <draw:text-box>
            <text:p><text:span text:style-name="T1">Y</text:span></text:p>
          </draw:text-box>
        </draw:frame>
        <draw:line draw:style-name="gr3" draw:text-style-name="P1" draw:layer="layout" svg:x1="17.51cm" svg:y1="20.05cm" svg:x2="16.24cm" svg:y2="20.05cm">
          <text:p/>
        </draw:line>
        <draw:frame draw:style-name="gr4" draw:text-style-name="P3" draw:layer="layout" svg:width="0.731cm" svg:height="0.64cm" svg:x="16.779cm" svg:y="20.177cm">
          <draw:text-box>
            <text:p><text:span text:style-name="T1">Y</text:span></text:p>
          </draw:text-box>
        </draw:frame>
        <draw:custom-shape draw:style-name="gr1" draw:text-style-name="P4" xml:id="id13" draw:id="id13" draw:layer="layout" svg:width="2.54cm" svg:height="2.54cm" svg:x="9.89cm" svg:y="18.78cm">
          <text:p text:style-name="P1"><text:span text:style-name="T2">Show</text:span></text:p>
          <text:p text:style-name="P1"><text:span text:style-name="T2">hcoeff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20.05cm" svg:x2="12.43cm" svg:y2="20.05cm">
          <text:p/>
        </draw:line>
        <draw:frame draw:style-name="gr4" draw:text-style-name="P3" draw:layer="layout" svg:width="0.756cm" svg:height="0.64cm" svg:x="12.938cm" svg:y="20.177cm">
          <draw:text-box>
            <text:p><text:span text:style-name="T1">N</text:span></text:p>
          </draw:text-box>
        </draw:frame>
        <draw:connector draw:style-name="gr5" draw:text-style-name="P1" draw:layer="layout" svg:x1="11.16cm" svg:y1="21.32cm" svg:x2="14.97cm" svg:y2="23.86cm" draw:start-shape="id13" draw:start-glue-point="2" draw:end-shape="id14" draw:end-glue-point="0" svg:d="m11160 21320v2540h3810">
          <text:p/>
        </draw:connector>
        <draw:custom-shape draw:style-name="gr2" draw:text-style-name="P2" xml:id="id16" draw:id="id16" draw:layer="layout" svg:width="2.54cm" svg:height="2.54cm" svg:x="17.51cm" svg:y="26.4cm">
          <text:p text:style-name="P1"><text:span text:style-name="T1">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25.13cm" svg:x2="18.78cm" svg:y2="26.4cm">
          <text:p/>
        </draw:line>
        <draw:frame draw:style-name="gr6" draw:text-style-name="P3" draw:layer="layout" svg:width="0.756cm" svg:height="0.64cm" svg:x="19.161cm" svg:y="25.257cm">
          <draw:text-box>
            <text:p><text:span text:style-name="T1">N</text:span></text:p>
          </draw:text-box>
        </draw:frame>
        <draw:custom-shape draw:style-name="gr2" draw:text-style-name="P2" xml:id="id15" draw:id="id15" draw:layer="layout" svg:width="2.54cm" svg:height="2.54cm" svg:x="21.32cm" svg:y="22.59cm">
          <text:p text:style-name="P1"><text:span text:style-name="T1">Already </text:span></text:p>
          <text:p text:style-name="P1"><text:span text:style-name="T1">Bl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0.05cm" svg:y1="23.86cm" svg:x2="21.32cm" svg:y2="23.86cm">
          <text:p/>
        </draw:line>
        <draw:connector draw:style-name="gr3" draw:text-style-name="P1" xml:id="id18" draw:id="id18" draw:layer="layout" svg:x1="22.59cm" svg:y1="25.13cm" svg:x2="20.05cm" svg:y2="27.67cm" draw:start-shape="id15" draw:start-glue-point="6" draw:end-shape="id16" draw:end-glue-point="7" svg:d="m22590 25130v2540h-2540">
          <text:p/>
        </draw:connector>
        <draw:frame draw:style-name="gr4" draw:text-style-name="P3" draw:layer="layout" svg:width="0.731cm" svg:height="0.64cm" svg:x="22.844cm" svg:y="25.252cm">
          <draw:text-box>
            <text:p><text:span text:style-name="T1">Y</text:span></text:p>
          </draw:text-box>
        </draw:frame>
        <draw:custom-shape draw:style-name="gr1" draw:text-style-name="P4" xml:id="id17" draw:id="id17" draw:layer="layout" svg:width="2.54cm" svg:height="2.54cm" svg:x="25.13cm" svg:y="22.59cm">
          <text:p text:style-name="P1"><text:span text:style-name="T2">Change to Blu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86cm" svg:y1="23.86cm" svg:x2="25.13cm" svg:y2="23.86cm">
          <text:p/>
        </draw:line>
        <draw:connector draw:style-name="gr5" draw:text-style-name="P1" draw:layer="layout" svg:x1="26.4cm" svg:y1="25.13cm" svg:x2="22.59cm" svg:y2="27.67cm" draw:start-shape="id17" draw:start-glue-point="2" draw:end-shape="id18" draw:end-glue-point="0" svg:d="m26400 25130v2540h-3810">
          <text:p/>
        </draw:connector>
        <draw:frame draw:style-name="gr4" draw:text-style-name="P3" draw:layer="layout" svg:width="0.731cm" svg:height="0.64cm" svg:x="20.081cm" svg:y="22.966cm">
          <draw:text-box>
            <text:p><text:span text:style-name="T1">Y</text:span></text:p>
          </draw:text-box>
        </draw:frame>
        <draw:frame draw:style-name="gr6" draw:text-style-name="P3" draw:layer="layout" svg:width="0.756cm" svg:height="0.64cm" svg:x="23.987cm" svg:y="23.093cm">
          <draw:text-box>
            <text:p><text:span text:style-name="T1">N</text:span></text:p>
          </draw:text-box>
        </draw:frame>
        <draw:custom-shape draw:style-name="gr2" draw:text-style-name="P2" xml:id="id20" draw:id="id20" draw:layer="layout" svg:width="2.54cm" svg:height="2.54cm" svg:x="17.51cm" svg:y="30.21cm">
          <text:p text:style-name="P1"><text:span text:style-name="T1">Bl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78cm" svg:y1="28.94cm" svg:x2="18.78cm" svg:y2="30.21cm">
          <text:p/>
        </draw:line>
        <draw:custom-shape draw:style-name="gr1" draw:text-style-name="P4" xml:id="id23" draw:id="id23" draw:layer="layout" svg:width="2.54cm" svg:height="2.54cm" svg:x="25.13cm" svg:y="30.21cm">
          <text:p text:style-name="P1"><text:span text:style-name="T2">Change to Black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31cm" svg:height="0.64cm" svg:x="15.097cm" svg:y="29.189cm">
          <draw:text-box>
            <text:p><text:span text:style-name="T1">Y</text:span></text:p>
          </draw:text-box>
        </draw:frame>
        <draw:frame draw:style-name="gr6" draw:text-style-name="P3" draw:layer="layout" svg:width="0.731cm" svg:height="0.64cm" svg:x="20.177cm" svg:y="30.84cm">
          <draw:text-box>
            <text:p><text:span text:style-name="T1">Y</text:span></text:p>
          </draw:text-box>
        </draw:frame>
        <draw:frame draw:style-name="gr6" draw:text-style-name="P3" draw:layer="layout" svg:width="0.756cm" svg:height="0.64cm" svg:x="19.161cm" svg:y="28.935cm">
          <draw:text-box>
            <text:p><text:span text:style-name="T1">N</text:span></text:p>
          </draw:text-box>
        </draw:frame>
        <draw:custom-shape draw:style-name="gr2" draw:text-style-name="P2" xml:id="id19" draw:id="id19" draw:layer="layout" svg:width="2.54cm" svg:height="2.54cm" svg:x="13.7cm" svg:y="26.4cm">
          <text:p text:style-name="P1"><text:span text:style-name="T1">Already </text:span></text:p>
          <text:p text:style-name="P1"><text:span text:style-name="T1">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7.51cm" svg:y1="27.67cm" svg:x2="16.24cm" svg:y2="27.67cm">
          <text:p/>
        </draw:line>
        <draw:frame draw:style-name="gr4" draw:text-style-name="P3" draw:layer="layout" svg:width="0.731cm" svg:height="0.64cm" svg:x="16.748cm" svg:y="27.919cm">
          <draw:text-box>
            <text:p><text:span text:style-name="T1">Y</text:span></text:p>
          </draw:text-box>
        </draw:frame>
        <draw:custom-shape draw:style-name="gr1" draw:text-style-name="P4" xml:id="id21" draw:id="id21" draw:layer="layout" svg:width="2.54cm" svg:height="2.54cm" svg:x="9.89cm" svg:y="26.4cm">
          <text:p text:style-name="P1"><text:span text:style-name="T2">Change to R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27.67cm" svg:x2="12.43cm" svg:y2="27.67cm">
          <text:p/>
        </draw:line>
        <draw:frame draw:style-name="gr6" draw:text-style-name="P3" draw:layer="layout" svg:width="0.756cm" svg:height="0.64cm" svg:x="12.938cm" svg:y="28.046cm">
          <draw:text-box>
            <text:p><text:span text:style-name="T1">N</text:span></text:p>
          </draw:text-box>
        </draw:frame>
        <draw:connector draw:style-name="gr3" draw:text-style-name="P1" xml:id="id22" draw:id="id22" draw:layer="layout" svg:x1="14.97cm" svg:y1="28.94cm" svg:x2="17.51cm" svg:y2="31.48cm" draw:start-shape="id19" draw:start-glue-point="6" draw:end-shape="id20" draw:end-glue-point="5" svg:d="m14970 28940v2540h2540">
          <text:p/>
        </draw:connector>
        <draw:connector draw:style-name="gr5" draw:text-style-name="P1" draw:layer="layout" svg:x1="11.16cm" svg:y1="28.94cm" svg:x2="14.97cm" svg:y2="31.48cm" draw:start-shape="id21" draw:start-glue-point="2" draw:end-shape="id22" draw:end-glue-point="0" svg:d="m11160 28940v2540h3810">
          <text:p/>
        </draw:connector>
        <draw:custom-shape draw:style-name="gr2" draw:text-style-name="P2" draw:layer="layout" svg:width="2.54cm" svg:height="2.54cm" svg:x="21.32cm" svg:y="30.21cm">
          <text:p text:style-name="P1"><text:span text:style-name="T1">Already </text:span></text:p>
          <text:p text:style-name="P1"><text:span text:style-name="T1">Bl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756cm" svg:height="0.64cm" svg:x="23.86cm" svg:y="30.84cm">
          <draw:text-box>
            <text:p><text:span text:style-name="T1">N</text:span></text:p>
          </draw:text-box>
        </draw:frame>
        <draw:line draw:style-name="gr3" draw:text-style-name="P1" draw:layer="layout" svg:x1="20.05cm" svg:y1="31.48cm" svg:x2="21.32cm" svg:y2="31.48cm">
          <text:p/>
        </draw:line>
        <draw:line draw:style-name="gr3" draw:text-style-name="P1" draw:layer="layout" svg:x1="23.86cm" svg:y1="31.48cm" svg:x2="25.13cm" svg:y2="31.48cm">
          <text:p/>
        </draw:line>
        <draw:connector draw:style-name="gr3" draw:text-style-name="P1" draw:layer="layout" draw:line-skew="0.769cm -8.389cm" svg:x1="26.4cm" svg:y1="32.75cm" svg:x2="17.51cm" svg:y2="8.62cm" draw:start-shape="id23" draw:start-glue-point="2" draw:end-shape="id24" draw:end-glue-point="5" svg:d="m26400 32750v1270h-17780v-25400h8890">
          <text:p/>
        </draw:connector>
        <draw:line draw:style-name="gr7" draw:text-style-name="P1" draw:layer="layout" svg:x1="18.78cm" svg:y1="32.75cm" svg:x2="18.78cm" svg:y2="34.02cm">
          <text:p/>
        </draw:line>
        <draw:line draw:style-name="gr7" draw:text-style-name="P1" draw:layer="layout" svg:x1="22.59cm" svg:y1="32.75cm" svg:x2="22.59cm" svg:y2="34.02cm">
          <text:p/>
        </draw:line>
        <draw:frame draw:style-name="gr6" draw:text-style-name="P3" draw:layer="layout" svg:width="0.756cm" svg:height="0.64cm" svg:x="18.786cm" svg:y="33.004cm">
          <draw:text-box>
            <text:p><text:span text:style-name="T1">N</text:span></text:p>
          </draw:text-box>
        </draw:frame>
        <draw:frame draw:style-name="gr6" draw:text-style-name="P3" draw:layer="layout" svg:width="0.731cm" svg:height="0.64cm" svg:x="22.844cm" svg:y="33.004cm">
          <draw:text-box>
            <text:p><text:span text:style-name="T1">Y</text:span></text:p>
          </draw:text-box>
        </draw:frame>
      </draw:page>
      <draw:page draw:name="page2" draw:style-name="dp1" draw:master-page-name="Default">
        <draw:custom-shape draw:style-name="gr8" draw:text-style-name="P2" draw:layer="layout" svg:width="2.54cm" svg:height="2.54cm" svg:x="26.4cm" svg:y="2.27cm">
          <text:p text:style-name="P5"><text:span text:style-name="T1">Initial</text:span></text:p>
          <text:p text:style-name="P5"><text:span text:style-name="T1">hcoeff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4" draw:id="id44" draw:layer="layout" svg:width="2.54cm" svg:height="2.54cm" svg:x="26.4cm" svg:y="6.08cm">
          <text:p text:style-name="P5"><text:span text:style-name="T1">Signal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67cm" svg:y1="4.81cm" svg:x2="27.67cm" svg:y2="6.08cm">
          <text:p/>
        </draw:line>
        <draw:custom-shape draw:style-name="gr9" draw:text-style-name="P2" draw:layer="layout" svg:width="2.54cm" svg:height="2.54cm" svg:x="30.21cm" svg:y="6.08cm">
          <text:p text:style-name="P5"><text:span text:style-name="T1">Already </text:span></text:p>
          <text:p text:style-name="P5"><text:span text:style-name="T1">Sign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8.94cm" svg:y1="7.35cm" svg:x2="30.21cm" svg:y2="7.35cm">
          <text:p/>
        </draw:line>
        <draw:custom-shape draw:style-name="gr9" draw:text-style-name="P2" draw:layer="layout" svg:width="2.54cm" svg:height="2.54cm" svg:x="26.4cm" svg:y="9.89cm">
          <text:p text:style-name="P5"><text:span text:style-name="T1">Already</text:span></text:p>
          <text:p text:style-name="P5"><text:span text:style-name="T1">Sign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67cm" svg:y1="8.62cm" svg:x2="27.67cm" svg:y2="9.89cm">
          <text:p/>
        </draw:line>
        <draw:frame draw:style-name="gr4" draw:text-style-name="P3" draw:layer="layout" svg:width="0.731cm" svg:height="0.64cm" svg:x="29.067cm" svg:y="7.477cm">
          <draw:text-box>
            <text:p text:style-name="P6"><text:span text:style-name="T1">Y</text:span></text:p>
          </draw:text-box>
        </draw:frame>
        <draw:frame draw:style-name="gr4" draw:text-style-name="P3" draw:layer="layout" svg:width="0.756cm" svg:height="0.64cm" svg:x="27.924cm" svg:y="8.725cm">
          <draw:text-box>
            <text:p text:style-name="P6"><text:span text:style-name="T1">N</text:span></text:p>
          </draw:text-box>
        </draw:frame>
        <draw:frame draw:style-name="gr4" draw:text-style-name="P3" draw:layer="layout" svg:width="0.731cm" svg:height="0.64cm" svg:x="30.69cm" svg:y="8.747cm">
          <draw:text-box>
            <text:p text:style-name="P6"><text:span text:style-name="T1">Y</text:span></text:p>
          </draw:text-box>
        </draw:frame>
        <draw:custom-shape draw:style-name="gr8" draw:text-style-name="P4" xml:id="id25" draw:id="id25" draw:layer="layout" svg:width="2.54cm" svg:height="2.54cm" svg:x="34.02cm" svg:y="6.08cm">
          <text:p text:style-name="P5"><text:span text:style-name="T2">Prepare</text:span></text:p>
          <text:p text:style-name="P5"><text:span text:style-name="T2"><text:s/></text:span><text:span text:style-name="T2">signa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2.75cm" svg:y1="7.35cm" svg:x2="34.02cm" svg:y2="7.35cm">
          <text:p/>
        </draw:line>
        <draw:frame draw:style-name="gr4" draw:text-style-name="P3" draw:layer="layout" svg:width="0.756cm" svg:height="0.64cm" svg:x="32.877cm" svg:y="7.477cm">
          <draw:text-box>
            <text:p text:style-name="P6"><text:span text:style-name="T1">N</text:span></text:p>
          </draw:text-box>
        </draw:frame>
        <draw:custom-shape draw:style-name="gr9" draw:text-style-name="P2" xml:id="id27" draw:id="id27" draw:layer="layout" svg:width="2.54cm" svg:height="2.54cm" svg:x="26.4cm" svg:y="13.7cm">
          <text:p text:style-name="P5"><text:span text:style-name="T1">Filter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67cm" svg:y1="12.43cm" svg:x2="27.67cm" svg:y2="13.7cm">
          <text:p/>
        </draw:line>
        <draw:frame draw:style-name="gr4" draw:text-style-name="P3" draw:layer="layout" svg:width="0.756cm" svg:height="0.64cm" svg:x="27.924cm" svg:y="12.557cm">
          <draw:text-box>
            <text:p text:style-name="P6"><text:span text:style-name="T1">N</text:span></text:p>
          </draw:text-box>
        </draw:frame>
        <draw:custom-shape draw:style-name="gr9" draw:text-style-name="P2" xml:id="id28" draw:id="id28" draw:layer="layout" svg:width="2.54cm" svg:height="2.54cm" svg:x="22.59cm" svg:y="13.7cm">
          <text:p text:style-name="P5"><text:span text:style-name="T1">Already </text:span></text:p>
          <text:p text:style-name="P5"><text:span text:style-name="T1">Filte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731cm" svg:height="0.64cm" svg:x="28.94cm" svg:y="10.398cm">
          <draw:text-box>
            <text:p text:style-name="P6"><text:span text:style-name="T1">Y</text:span></text:p>
          </draw:text-box>
        </draw:frame>
        <draw:frame draw:style-name="gr4" draw:text-style-name="P3" draw:layer="layout" svg:width="0.731cm" svg:height="0.64cm" svg:x="25.638cm" svg:y="14.081cm">
          <draw:text-box>
            <text:p text:style-name="P6"><text:span text:style-name="T1">Y</text:span></text:p>
          </draw:text-box>
        </draw:frame>
        <draw:custom-shape draw:style-name="gr8" draw:text-style-name="P4" xml:id="id29" draw:id="id29" draw:layer="layout" svg:width="2.54cm" svg:height="2.54cm" svg:x="18.78cm" svg:y="13.7cm">
          <text:p text:style-name="P5"><text:span text:style-name="T2">Prepare</text:span></text:p>
          <text:p text:style-name="P5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59cm" svg:y1="14.97cm" svg:x2="21.32cm" svg:y2="14.97cm">
          <text:p/>
        </draw:line>
        <draw:frame draw:style-name="gr4" draw:text-style-name="P3" draw:layer="layout" svg:width="0.756cm" svg:height="0.64cm" svg:x="21.707cm" svg:y="15.219cm">
          <draw:text-box>
            <text:p text:style-name="P6"><text:span text:style-name="T1">N</text:span></text:p>
          </draw:text-box>
        </draw:frame>
        <draw:custom-shape draw:style-name="gr9" draw:text-style-name="P2" draw:layer="layout" svg:width="2.54cm" svg:height="2.54cm" svg:x="26.4cm" svg:y="17.51cm">
          <text:p text:style-name="P5"><text:span text:style-name="T1">Already</text:span></text:p>
          <text:p text:style-name="P5"><text:span text:style-name="T1">filte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67cm" svg:y1="16.24cm" svg:x2="27.67cm" svg:y2="17.51cm">
          <text:p/>
        </draw:line>
        <draw:frame draw:style-name="gr4" draw:text-style-name="P3" draw:layer="layout" svg:width="0.756cm" svg:height="0.64cm" svg:x="27.803cm" svg:y="20.05cm">
          <draw:text-box>
            <text:p text:style-name="P6"><text:span text:style-name="T1">N</text:span></text:p>
          </draw:text-box>
        </draw:frame>
        <draw:custom-shape draw:style-name="gr9" draw:text-style-name="P2" xml:id="id31" draw:id="id31" draw:layer="layout" svg:width="2.54cm" svg:height="2.54cm" svg:x="26.4cm" svg:y="21.32cm">
          <text:p text:style-name="P5"><text:span text:style-name="T1">Sig and</text:span></text:p>
          <text:p text:style-name="P5"><text:span text:style-name="T1">Filter 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731cm" svg:height="0.64cm" svg:x="31.511cm" svg:y="23.86cm">
          <draw:text-box>
            <text:p text:style-name="P6"><text:span text:style-name="T1">Y</text:span></text:p>
          </draw:text-box>
        </draw:frame>
        <draw:frame draw:style-name="gr4" draw:text-style-name="P3" draw:layer="layout" svg:width="0.756cm" svg:height="0.64cm" svg:x="26.812cm" svg:y="23.982cm">
          <draw:text-box>
            <text:p text:style-name="P6"><text:span text:style-name="T1">N</text:span></text:p>
          </draw:text-box>
        </draw:frame>
        <draw:custom-shape draw:style-name="gr8" draw:text-style-name="P4" xml:id="id32" draw:id="id32" draw:layer="layout" svg:width="2.54cm" svg:height="2.54cm" svg:x="34.02cm" svg:y="21.32cm">
          <text:p text:style-name="P5"><text:span text:style-name="T2">Prepare</text:span></text:p>
          <text:p text:style-name="P5"><text:span text:style-name="T2">Signal and</text:span></text:p>
          <text:p text:style-name="P5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94cm" svg:y1="22.59cm" svg:x2="30.21cm" svg:y2="22.59cm">
          <text:p/>
        </draw:line>
        <draw:frame draw:style-name="gr4" draw:text-style-name="P3" draw:layer="layout" svg:width="0.731cm" svg:height="0.64cm" svg:x="28.94cm" svg:y="22.717cm">
          <draw:text-box>
            <text:p text:style-name="P6"><text:span text:style-name="T1">Y</text:span></text:p>
          </draw:text-box>
        </draw:frame>
        <draw:custom-shape draw:style-name="gr9" draw:text-style-name="P2" xml:id="id42" draw:id="id42" draw:layer="layout" svg:width="2.54cm" svg:height="2.54cm" svg:x="9.89cm" svg:y="25.13cm">
          <text:p text:style-name="P5"><text:span text:style-name="T1">Blue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67cm" svg:y1="27.67cm" svg:x2="27.67cm" svg:y2="28.94cm">
          <text:p/>
        </draw:line>
        <draw:frame draw:style-name="gr4" draw:text-style-name="P3" draw:layer="layout" svg:width="0.756cm" svg:height="0.64cm" svg:x="27.67cm" svg:y="27.665cm">
          <draw:text-box>
            <text:p text:style-name="P6"><text:span text:style-name="T1">N</text:span></text:p>
          </draw:text-box>
        </draw:frame>
        <draw:custom-shape draw:style-name="gr9" draw:text-style-name="P2" draw:layer="layout" svg:width="2.54cm" svg:height="2.54cm" svg:x="22.59cm" svg:y="28.935cm">
          <text:p text:style-name="P5"><text:span text:style-name="T1">Already </text:span></text:p>
          <text:p text:style-name="P5"><text:span text:style-name="T1">hcoeff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731cm" svg:height="0.64cm" svg:x="25.669cm" svg:y="29.57cm">
          <draw:text-box>
            <text:p text:style-name="P6"><text:span text:style-name="T1">Y</text:span></text:p>
          </draw:text-box>
        </draw:frame>
        <draw:line draw:style-name="gr3" draw:text-style-name="P1" draw:layer="layout" svg:x1="26.4cm" svg:y1="30.21cm" svg:x2="25.13cm" svg:y2="30.21cm">
          <text:p/>
        </draw:line>
        <draw:frame draw:style-name="gr4" draw:text-style-name="P3" draw:layer="layout" svg:width="0.731cm" svg:height="0.64cm" svg:x="25.765cm" svg:y="18.14cm">
          <draw:text-box>
            <text:p text:style-name="P6"><text:span text:style-name="T1">Y</text:span></text:p>
          </draw:text-box>
        </draw:frame>
        <draw:custom-shape draw:style-name="gr8" draw:text-style-name="P4" xml:id="id35" draw:id="id35" draw:layer="layout" svg:width="2.54cm" svg:height="2.54cm" svg:x="18.78cm" svg:y="28.935cm">
          <text:p text:style-name="P5"><text:span text:style-name="T2">Prepare</text:span></text:p>
          <text:p text:style-name="P5"><text:span text:style-name="T2">hcoeff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59cm" svg:y1="30.205cm" svg:x2="21.32cm" svg:y2="30.205cm">
          <text:p/>
        </draw:line>
        <draw:frame draw:style-name="gr4" draw:text-style-name="P3" draw:layer="layout" svg:width="0.756cm" svg:height="0.64cm" svg:x="21.828cm" svg:y="30.332cm">
          <draw:text-box>
            <text:p text:style-name="P6"><text:span text:style-name="T1">N</text:span></text:p>
          </draw:text-box>
        </draw:frame>
        <draw:custom-shape draw:style-name="gr9" draw:text-style-name="P2" xml:id="id38" draw:id="id38" draw:layer="layout" svg:width="2.54cm" svg:height="2.54cm" svg:x="22.59cm" svg:y="36.56cm">
          <text:p text:style-name="P5"><text:span text:style-name="T1">Red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756cm" svg:height="0.64cm" svg:x="27.676cm" svg:y="35.29cm">
          <draw:text-box>
            <text:p text:style-name="P6"><text:span text:style-name="T1">N</text:span></text:p>
          </draw:text-box>
        </draw:frame>
        <draw:custom-shape draw:style-name="gr9" draw:text-style-name="P2" xml:id="id45" draw:id="id45" draw:layer="layout" svg:width="2.54cm" svg:height="2.54cm" svg:x="9.89cm" svg:y="21.32cm">
          <text:p text:style-name="P5"><text:span text:style-name="T1">Already </text:span></text:p>
          <text:p text:style-name="P5"><text:span text:style-name="T1">Bl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731cm" svg:height="0.64cm" svg:x="12.938cm" svg:y="30.21cm">
          <draw:text-box>
            <text:p text:style-name="P6"><text:span text:style-name="T1">Y</text:span></text:p>
          </draw:text-box>
        </draw:frame>
        <draw:custom-shape draw:style-name="gr8" draw:text-style-name="P4" xml:id="id43" draw:id="id43" draw:layer="layout" svg:width="2.54cm" svg:height="2.54cm" svg:x="9.89cm" svg:y="17.51cm">
          <text:p text:style-name="P5"><text:span text:style-name="T2">Change </text:span></text:p>
          <text:p text:style-name="P5"><text:span text:style-name="T2">to Blu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31cm" svg:height="0.64cm" svg:x="11.16cm" svg:y="24.49cm">
          <draw:text-box>
            <text:p text:style-name="P6"><text:span text:style-name="T1">Y</text:span></text:p>
          </draw:text-box>
        </draw:frame>
        <draw:frame draw:style-name="gr6" draw:text-style-name="P3" draw:layer="layout" svg:width="0.731cm" svg:height="0.64cm" svg:x="9.128cm" svg:y="22.59cm">
          <draw:text-box>
            <text:p text:style-name="P6"><text:span text:style-name="T1">Y</text:span></text:p>
          </draw:text-box>
        </draw:frame>
        <draw:custom-shape draw:style-name="gr9" draw:text-style-name="P2" xml:id="id40" draw:id="id40" draw:layer="layout" svg:width="2.54cm" svg:height="2.54cm" svg:x="13.7cm" svg:y="32.75cm">
          <text:p text:style-name="P5"><text:span text:style-name="T1">Black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draw:layer="layout" svg:width="2.54cm" svg:height="2.54cm" svg:x="13.7cm" svg:y="25.13cm">
          <text:p text:style-name="P5"><text:span text:style-name="T2">Change </text:span></text:p>
          <text:p text:style-name="P5"><text:span text:style-name="T2">to Black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31cm" svg:height="0.64cm" svg:x="37.988cm" svg:y="26.273cm">
          <draw:text-box>
            <text:p text:style-name="P6"><text:span text:style-name="T1">Y</text:span></text:p>
          </draw:text-box>
        </draw:frame>
        <draw:frame draw:style-name="gr6" draw:text-style-name="P3" draw:layer="layout" svg:width="0.731cm" svg:height="0.64cm" svg:x="15.001cm" svg:y="32.115cm">
          <draw:text-box>
            <text:p text:style-name="P6"><text:span text:style-name="T1">Y</text:span></text:p>
          </draw:text-box>
        </draw:frame>
        <draw:frame draw:style-name="gr6" draw:text-style-name="P3" draw:layer="layout" svg:width="0.756cm" svg:height="0.64cm" svg:x="11.16cm" svg:y="20.685cm">
          <draw:text-box>
            <text:p text:style-name="P6"><text:span text:style-name="T1">N</text:span></text:p>
          </draw:text-box>
        </draw:frame>
        <draw:custom-shape draw:style-name="gr9" draw:text-style-name="P2" xml:id="id39" draw:id="id39" draw:layer="layout" svg:width="2.54cm" svg:height="2.54cm" svg:x="17.51cm" svg:y="36.56cm">
          <text:p text:style-name="P5"><text:span text:style-name="T1">Already </text:span></text:p>
          <text:p text:style-name="P5"><text:span text:style-name="T1">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2.59cm" svg:y1="37.83cm" svg:x2="20.05cm" svg:y2="37.83cm">
          <text:p/>
        </draw:line>
        <draw:frame draw:style-name="gr4" draw:text-style-name="P3" draw:layer="layout" svg:width="0.731cm" svg:height="0.64cm" svg:x="21.828cm" svg:y="37.83cm">
          <draw:text-box>
            <text:p text:style-name="P6"><text:span text:style-name="T1">Y</text:span></text:p>
          </draw:text-box>
        </draw:frame>
        <draw:custom-shape draw:style-name="gr8" draw:text-style-name="P4" draw:layer="layout" svg:width="2.54cm" svg:height="2.54cm" svg:x="13.7cm" svg:y="36.56cm">
          <text:p text:style-name="P5"><text:span text:style-name="T2">Change </text:span></text:p>
          <text:p text:style-name="P5"><text:span text:style-name="T2">to R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51cm" svg:y1="37.83cm" svg:x2="16.24cm" svg:y2="37.83cm">
          <text:p/>
        </draw:line>
        <draw:frame draw:style-name="gr6" draw:text-style-name="P3" draw:layer="layout" svg:width="0.756cm" svg:height="0.64cm" svg:x="16.754cm" svg:y="37.83cm">
          <draw:text-box>
            <text:p text:style-name="P6"><text:span text:style-name="T1">N</text:span></text:p>
          </draw:text-box>
        </draw:frame>
        <draw:custom-shape draw:style-name="gr9" draw:text-style-name="P2" xml:id="id41" draw:id="id41" draw:layer="layout" svg:width="2.54cm" svg:height="2.54cm" svg:x="13.7cm" svg:y="28.94cm">
          <text:p text:style-name="P5"><text:span text:style-name="T1">Already </text:span></text:p>
          <text:p text:style-name="P5"><text:span text:style-name="T1">Bl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756cm" svg:height="0.64cm" svg:x="14.976cm" svg:y="28.3cm">
          <draw:text-box>
            <text:p text:style-name="P6"><text:span text:style-name="T1">N</text:span></text:p>
          </draw:text-box>
        </draw:frame>
        <draw:frame draw:style-name="gr6" draw:text-style-name="P3" draw:layer="layout" svg:width="0.756cm" svg:height="0.64cm" svg:x="9.128cm" svg:y="26.4cm">
          <draw:text-box>
            <text:p text:style-name="P6"><text:span text:style-name="T1">N</text:span></text:p>
          </draw:text-box>
        </draw:frame>
        <draw:frame draw:style-name="gr6" draw:text-style-name="P3" draw:layer="layout" svg:width="0.731cm" svg:height="0.64cm" svg:x="18.811cm" svg:y="35.92cm">
          <draw:text-box>
            <text:p text:style-name="P6"><text:span text:style-name="T1">Y</text:span></text:p>
          </draw:text-box>
        </draw:frame>
        <draw:custom-shape draw:style-name="gr8" draw:text-style-name="P4" xml:id="id26" draw:id="id26" draw:layer="layout" svg:width="2.54cm" svg:height="2.54cm" svg:x="30.21cm" svg:y="9.89cm">
          <text:p text:style-name="P5"><text:span text:style-name="T2">Display</text:span></text:p>
          <text:p text:style-name="P5"><text:span text:style-name="T2"><text:s/></text:span><text:span text:style-name="T2">signa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5.29cm" svg:y1="8.62cm" svg:x2="32.75cm" svg:y2="11.16cm" draw:start-shape="id25" draw:start-glue-point="2" draw:end-shape="id26" draw:end-glue-point="1" svg:d="m35290 8620v2540h-2540">
          <text:p/>
        </draw:connector>
        <draw:line draw:style-name="gr3" draw:text-style-name="P1" draw:layer="layout" svg:x1="28.94cm" svg:y1="11.16cm" svg:x2="30.21cm" svg:y2="11.16cm">
          <text:p/>
        </draw:line>
        <draw:custom-shape draw:style-name="gr8" draw:text-style-name="P4" xml:id="id33" draw:id="id33" draw:layer="layout" svg:width="2.54cm" svg:height="2.54cm" svg:x="30.21cm" svg:y="25.13cm">
          <text:p text:style-name="P5"><text:span text:style-name="T2">Display</text:span></text:p>
          <text:p text:style-name="P5"><text:span text:style-name="T2">Signal and</text:span></text:p>
          <text:p text:style-name="P5"><text:span text:style-name="T2">Filter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1.48cm" svg:y1="8.62cm" svg:x2="31.48cm" svg:y2="9.89cm">
          <text:p/>
        </draw:line>
        <draw:line draw:style-name="gr3" draw:text-style-name="P1" draw:layer="layout" svg:x1="27.67cm" svg:y1="23.86cm" svg:x2="27.67cm" svg:y2="25.13cm">
          <text:p/>
        </draw:line>
        <draw:connector draw:style-name="gr3" draw:text-style-name="P1" draw:layer="layout" svg:x1="31.48cm" svg:y1="12.43cm" svg:x2="28.94cm" svg:y2="14.97cm" draw:start-shape="id26" draw:start-glue-point="2" draw:end-shape="id27" draw:end-glue-point="7" svg:d="m31480 12430v2540h-2540">
          <text:p/>
        </draw:connector>
        <draw:connector draw:style-name="gr3" draw:text-style-name="P1" draw:layer="layout" svg:x1="26.4cm" svg:y1="14.97cm" svg:x2="25.13cm" svg:y2="14.97cm" draw:start-shape="id27" draw:start-glue-point="5" draw:end-shape="id28" draw:end-glue-point="7" svg:d="m26400 14970h-1270">
          <text:p/>
        </draw:connector>
        <draw:custom-shape draw:style-name="gr8" draw:text-style-name="P4" xml:id="id30" draw:id="id30" draw:layer="layout" svg:width="2.54cm" svg:height="2.54cm" svg:x="22.59cm" svg:y="17.51cm">
          <text:p text:style-name="P5"><text:span text:style-name="T2">Display</text:span></text:p>
          <text:p text:style-name="P5"><text:span text:style-name="T2"><text:s/></text:span><text:span text:style-name="T2">signa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05cm" svg:y1="16.24cm" svg:x2="22.59cm" svg:y2="18.78cm" draw:start-shape="id29" draw:start-glue-point="2" draw:end-shape="id30" draw:end-glue-point="3" svg:d="m20050 16240v2540h2540">
          <text:p/>
        </draw:connector>
        <draw:line draw:style-name="gr3" draw:text-style-name="P1" draw:layer="layout" svg:x1="23.86cm" svg:y1="16.24cm" svg:x2="23.86cm" svg:y2="17.51cm">
          <text:p/>
        </draw:line>
        <draw:frame draw:style-name="gr4" draw:text-style-name="P3" draw:layer="layout" svg:width="0.731cm" svg:height="0.64cm" svg:x="24.114cm" svg:y="16.24cm">
          <draw:text-box>
            <text:p text:style-name="P6"><text:span text:style-name="T1">Y</text:span></text:p>
          </draw:text-box>
        </draw:frame>
        <draw:line draw:style-name="gr3" draw:text-style-name="P1" draw:layer="layout" svg:x1="26.4cm" svg:y1="18.78cm" svg:x2="25.13cm" svg:y2="18.78cm">
          <text:p/>
        </draw:line>
        <draw:frame draw:style-name="gr4" draw:text-style-name="P3" draw:layer="layout" svg:width="0.756cm" svg:height="0.64cm" svg:x="27.797cm" svg:y="16.24cm">
          <draw:text-box>
            <text:p text:style-name="P6"><text:span text:style-name="T1">N</text:span></text:p>
          </draw:text-box>
        </draw:frame>
        <draw:connector draw:style-name="gr3" draw:text-style-name="P1" draw:layer="layout" svg:x1="23.86cm" svg:y1="20.05cm" svg:x2="26.4cm" svg:y2="22.59cm" draw:start-shape="id30" draw:start-glue-point="2" draw:end-shape="id31" draw:end-glue-point="5" svg:d="m23860 20050v2540h2540">
          <text:p/>
        </draw:connector>
        <draw:line draw:style-name="gr3" draw:text-style-name="P1" draw:layer="layout" svg:x1="27.67cm" svg:y1="20.05cm" svg:x2="27.67cm" svg:y2="21.32cm">
          <text:p/>
        </draw:line>
        <draw:custom-shape draw:style-name="gr9" draw:text-style-name="P2" draw:layer="layout" svg:width="2.54cm" svg:height="2.54cm" svg:x="30.21cm" svg:y="21.32cm">
          <text:p text:style-name="P5"><text:span text:style-name="T1">Already</text:span></text:p>
          <text:p text:style-name="P5"><text:span text:style-name="T1">Sig and</text:span></text:p>
          <text:p text:style-name="P5"><text:span text:style-name="T1">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32.75cm" svg:y1="22.59cm" svg:x2="34.02cm" svg:y2="22.59cm">
          <text:p/>
        </draw:line>
        <draw:frame draw:style-name="gr4" draw:text-style-name="P3" draw:layer="layout" svg:width="0.756cm" svg:height="0.64cm" svg:x="32.75cm" svg:y="21.823cm">
          <draw:text-box>
            <text:p text:style-name="P6"><text:span text:style-name="T1">N</text:span></text:p>
          </draw:text-box>
        </draw:frame>
        <draw:connector draw:style-name="gr3" draw:text-style-name="P1" draw:layer="layout" svg:x1="35.29cm" svg:y1="23.86cm" svg:x2="32.75cm" svg:y2="26.4cm" draw:start-shape="id32" draw:start-glue-point="2" draw:end-shape="id33" draw:end-glue-point="1" svg:d="m35290 23860v2540h-2540">
          <text:p/>
        </draw:connector>
        <draw:line draw:style-name="gr3" draw:text-style-name="P1" draw:layer="layout" svg:x1="31.48cm" svg:y1="23.86cm" svg:x2="31.48cm" svg:y2="25.13cm">
          <text:p/>
        </draw:line>
        <draw:custom-shape draw:style-name="gr9" draw:text-style-name="P2" draw:layer="layout" svg:width="2.54cm" svg:height="2.54cm" svg:x="26.4cm" svg:y="25.13cm">
          <text:p text:style-name="P5"><text:span text:style-name="T1">Already</text:span></text:p>
          <text:p text:style-name="P5"><text:span text:style-name="T1">Sig and</text:span></text:p>
          <text:p text:style-name="P5"><text:span text:style-name="T1">Fil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8.94cm" svg:y1="26.4cm" svg:x2="30.21cm" svg:y2="26.4cm">
          <text:p/>
        </draw:line>
        <draw:frame draw:style-name="gr4" draw:text-style-name="P3" draw:layer="layout" svg:width="0.731cm" svg:height="0.64cm" svg:x="28.94cm" svg:y="25.887cm">
          <draw:text-box>
            <text:p text:style-name="P6"><text:span text:style-name="T1">Y</text:span></text:p>
          </draw:text-box>
        </draw:frame>
        <draw:custom-shape draw:style-name="gr9" draw:text-style-name="P2" xml:id="id34" draw:id="id34" draw:layer="layout" svg:width="2.54cm" svg:height="2.54cm" svg:x="26.4cm" svg:y="28.94cm">
          <text:p text:style-name="P5"><text:span text:style-name="T1">Hcoeffs</text:span></text:p>
          <text:p text:style-name="P5"><text:span text:style-name="T1">pus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1.48cm" svg:y1="27.67cm" svg:x2="28.94cm" svg:y2="30.21cm" draw:start-shape="id33" draw:start-glue-point="2" draw:end-shape="id34" draw:end-glue-point="7" svg:d="m31480 27670v2540h-2540">
          <text:p/>
        </draw:connector>
        <draw:custom-shape draw:style-name="gr8" draw:text-style-name="P4" xml:id="id36" draw:id="id36" draw:layer="layout" svg:width="2.54cm" svg:height="2.54cm" svg:x="22.59cm" svg:y="32.75cm">
          <text:p text:style-name="P5"><text:span text:style-name="T2">Display</text:span></text:p>
          <text:p text:style-name="P5"><text:span text:style-name="T2">hcoeff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86cm" svg:y1="31.48cm" svg:x2="23.86cm" svg:y2="32.75cm">
          <text:p/>
        </draw:line>
        <draw:connector draw:style-name="gr3" draw:text-style-name="P1" draw:layer="layout" svg:x1="20.05cm" svg:y1="31.475cm" svg:x2="22.59cm" svg:y2="34.02cm" draw:start-shape="id35" draw:start-glue-point="2" draw:end-shape="id36" draw:end-glue-point="3" svg:d="m20050 31475v2545h2540">
          <text:p/>
        </draw:connector>
        <draw:frame draw:style-name="gr4" draw:text-style-name="P3" draw:layer="layout" svg:width="0.731cm" svg:height="0.64cm" svg:x="23.987cm" svg:y="31.48cm">
          <draw:text-box>
            <text:p text:style-name="P6"><text:span text:style-name="T1">Y</text:span></text:p>
          </draw:text-box>
        </draw:frame>
        <draw:custom-shape draw:style-name="gr9" draw:text-style-name="P2" xml:id="id37" draw:id="id37" draw:layer="layout" svg:width="2.54cm" svg:height="2.54cm" svg:x="26.4cm" svg:y="32.75cm">
          <text:p text:style-name="P5"><text:span text:style-name="T1">Already </text:span></text:p>
          <text:p text:style-name="P5"><text:span text:style-name="T1">hcoeff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6.4cm" svg:y1="34.02cm" svg:x2="25.13cm" svg:y2="34.02cm">
          <text:p/>
        </draw:line>
        <draw:line draw:style-name="gr3" draw:text-style-name="P1" draw:layer="layout" svg:x1="27.67cm" svg:y1="31.48cm" svg:x2="27.67cm" svg:y2="32.75cm">
          <text:p/>
        </draw:line>
        <draw:frame draw:style-name="gr4" draw:text-style-name="P3" draw:layer="layout" svg:width="0.756cm" svg:height="0.64cm" svg:x="27.67cm" svg:y="31.607cm">
          <draw:text-box>
            <text:p text:style-name="P6"><text:span text:style-name="T1">N</text:span></text:p>
          </draw:text-box>
        </draw:frame>
        <draw:frame draw:style-name="gr4" draw:text-style-name="P3" draw:layer="layout" svg:width="0.731cm" svg:height="0.64cm" svg:x="25.669cm" svg:y="33.385cm">
          <draw:text-box>
            <text:p text:style-name="P6"><text:span text:style-name="T1">Y</text:span></text:p>
          </draw:text-box>
        </draw:frame>
        <draw:connector draw:style-name="gr3" draw:text-style-name="P1" draw:layer="layout" svg:x1="27.67cm" svg:y1="35.29cm" svg:x2="25.13cm" svg:y2="37.83cm" draw:start-shape="id37" draw:start-glue-point="6" draw:end-shape="id38" draw:end-glue-point="7" svg:d="m27670 35290v2540h-2540">
          <text:p/>
        </draw:connector>
        <draw:line draw:style-name="gr3" draw:text-style-name="P1" draw:layer="layout" svg:x1="14.97cm" svg:y1="36.56cm" svg:x2="14.97cm" svg:y2="35.29cm">
          <text:p/>
        </draw:line>
        <draw:line draw:style-name="gr3" draw:text-style-name="P1" draw:layer="layout" svg:x1="23.86cm" svg:y1="35.29cm" svg:x2="23.86cm" svg:y2="36.56cm">
          <text:p/>
        </draw:line>
        <draw:connector draw:style-name="gr3" draw:text-style-name="P1" draw:layer="layout" svg:x1="18.78cm" svg:y1="36.56cm" svg:x2="16.24cm" svg:y2="34.02cm" draw:start-shape="id39" draw:start-glue-point="4" draw:end-shape="id40" draw:end-glue-point="7" svg:d="m18780 36560v-2540h-2540">
          <text:p/>
        </draw:connector>
        <draw:connector draw:style-name="gr3" draw:text-style-name="P1" draw:layer="layout" draw:line-skew="0.768cm -0.769cm" svg:x1="23.86cm" svg:y1="39.1cm" svg:x2="13.7cm" svg:y2="34.02cm" draw:start-shape="id38" draw:start-glue-point="6" draw:end-shape="id40" draw:end-glue-point="5" svg:d="m23860 39100v1270h-11430v-6350h1270">
          <text:p/>
        </draw:connector>
        <draw:frame draw:style-name="gr6" draw:text-style-name="P3" draw:layer="layout" svg:width="0.756cm" svg:height="0.64cm" svg:x="23.86cm" svg:y="39.1cm">
          <draw:text-box>
            <text:p text:style-name="P6"><text:span text:style-name="T1">N</text:span></text:p>
          </draw:text-box>
        </draw:frame>
        <draw:line draw:style-name="gr3" draw:text-style-name="P1" draw:layer="layout" svg:x1="14.97cm" svg:y1="32.75cm" svg:x2="14.97cm" svg:y2="31.48cm">
          <text:p/>
        </draw:line>
        <draw:line draw:style-name="gr3" draw:text-style-name="P1" draw:layer="layout" svg:x1="14.97cm" svg:y1="28.94cm" svg:x2="14.97cm" svg:y2="27.67cm">
          <text:p/>
        </draw:line>
        <draw:frame draw:style-name="gr6" draw:text-style-name="P3" draw:layer="layout" svg:width="0.756cm" svg:height="0.64cm" svg:x="13.071cm" svg:y="32.872cm">
          <draw:text-box>
            <text:p text:style-name="P6"><text:span text:style-name="T1">N</text:span></text:p>
          </draw:text-box>
        </draw:frame>
        <draw:line draw:style-name="gr3" draw:text-style-name="P1" draw:layer="layout" svg:x1="11.16cm" svg:y1="25.13cm" svg:x2="11.16cm" svg:y2="23.86cm">
          <text:p/>
        </draw:line>
        <draw:line draw:style-name="gr3" draw:text-style-name="P1" draw:layer="layout" svg:x1="11.16cm" svg:y1="21.32cm" svg:x2="11.16cm" svg:y2="20.05cm">
          <text:p/>
        </draw:line>
        <draw:connector draw:style-name="gr3" draw:text-style-name="P1" draw:layer="layout" svg:x1="13.7cm" svg:y1="30.21cm" svg:x2="11.16cm" svg:y2="27.67cm" draw:start-shape="id41" draw:start-glue-point="5" draw:end-shape="id42" draw:end-glue-point="6" svg:d="m13700 30210h-2540v-2540">
          <text:p/>
        </draw:connector>
        <draw:line draw:style-name="gr3" draw:text-style-name="P1" draw:layer="layout" svg:x1="13.7cm" svg:y1="26.4cm" svg:x2="12.43cm" svg:y2="26.4cm">
          <text:p/>
        </draw:line>
        <draw:line draw:style-name="gr7" draw:text-style-name="P1" draw:layer="layout" svg:x1="14.335cm" svg:y1="33.385cm" svg:x2="11.16cm" svg:y2="30.21cm">
          <text:p/>
        </draw:line>
        <draw:connector draw:style-name="gr3" draw:text-style-name="P1" xml:id="id46" draw:id="id46" draw:layer="layout" svg:x1="11.16cm" svg:y1="17.51cm" svg:x2="26.4cm" svg:y2="7.35cm" draw:start-shape="id43" draw:start-glue-point="0" draw:end-shape="id44" draw:end-glue-point="5" svg:d="m11160 17510v-10160h15240">
          <text:p/>
        </draw:connector>
        <draw:connector draw:style-name="gr5" draw:text-style-name="P1" draw:layer="layout" draw:line-skew="-0.769cm" svg:x1="9.89cm" svg:y1="22.59cm" svg:x2="11.16cm" svg:y2="7.35cm" draw:start-shape="id45" draw:start-glue-point="5" draw:end-shape="id46" draw:end-glue-point="0" svg:d="m9890 22590h-1270v-15240h2540">
          <text:p/>
        </draw:connector>
        <draw:connector draw:style-name="gr5" draw:text-style-name="P1" draw:layer="layout" draw:line-skew="-0.395cm" svg:x1="9.89cm" svg:y1="26.4cm" svg:x2="8.64cm" svg:y2="22.605cm" draw:start-shape="id42" draw:start-glue-point="5" svg:d="m9890 26400h-1270v-3795h20">
          <text:p/>
        </draw:connector>
        <draw:frame draw:style-name="gr10" draw:layer="layout" svg:width="15.367cm" svg:height="1.675cm" svg:x="5.953cm" svg:y="2.27cm">
          <draw:text-box>
            <text:p>DSP TOOL BOX NEW FLOW CHART</text:p>
            <text:p>9/9/20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n Truong</meta:initial-creator>
    <meta:creation-date>2017-09-03T23:46:26.84</meta:creation-date>
    <dc:date>2017-09-09T13:07:50.53</dc:date>
    <dc:creator>Van Truong</dc:creator>
    <meta:editing-duration>P1DT10H4M51S</meta:editing-duration>
    <meta:editing-cycles>53</meta:editing-cycles>
    <meta:generator>OpenOffice/4.0.1$Win32 OpenOffice.org_project/401m5$Build-9714</meta:generator>
    <meta:document-statistic meta:object-count="201"/>
  </office:meta>
</office:document-meta>
</file>